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 fo:text-indent="0.4916in"/>
    </style:style>
    <style:style style:name="P2" style:parent-style-name="Textoindependiente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árrafodelista" style:family="paragraph">
      <style:paragraph-properties fo:text-align="justify"/>
    </style:style>
    <style:style style:name="P5" style:parent-style-name="Párrafodelista" style:family="paragraph">
      <style:paragraph-properties fo:text-align="justify"/>
    </style:style>
    <style:style style:name="P6" style:parent-style-name="Párrafodelista" style:family="paragraph">
      <style:paragraph-properties fo:text-align="justify"/>
    </style:style>
    <style:style style:name="P7" style:parent-style-name="Párrafodelista" style:family="paragraph">
      <style:paragraph-properties fo:text-align="justify"/>
    </style:style>
    <style:style style:name="P8" style:parent-style-name="Párrafodelista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family="paragraph">
      <style:paragraph-properties fo:text-align="justify"/>
    </style:style>
    <style:style style:name="P11" style:parent-style-name="Textoindependiente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</style:style>
    <style:style style:name="P15" style:parent-style-name="Párrafodelista" style:family="paragraph">
      <style:paragraph-properties fo:text-align="justify"/>
    </style:style>
    <style:style style:name="P16" style:parent-style-name="Párrafodelista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" style:parent-style-name="Párrafodelista" style:family="paragraph">
      <style:paragraph-properties fo:text-align="justify"/>
    </style:style>
    <style:style style:name="P21" style:parent-style-name="Párrafodelista" style:family="paragraph">
      <style:paragraph-properties fo:text-align="justify"/>
    </style:style>
    <style:style style:name="P22" style:parent-style-name="Párrafodelista" style:family="paragraph">
      <style:paragraph-properties fo:text-align="justify"/>
    </style:style>
    <style:style style:name="P23" style:parent-style-name="Párrafodelista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" style:parent-style-name="Párrafodelista" style:family="paragraph">
      <style:paragraph-properties fo:text-align="justify"/>
    </style:style>
    <style:style style:name="P27" style:parent-style-name="Párrafodelista" style:family="paragraph">
      <style:paragraph-properties fo:text-align="justify"/>
    </style:style>
    <style:style style:name="P28" style:parent-style-name="Párrafodelista" style:family="paragraph">
      <style:paragraph-properties fo:text-align="justify"/>
    </style:style>
    <style:style style:name="P29" style:parent-style-name="Párrafodelista" style:family="paragraph">
      <style:paragraph-properties fo:text-align="justify"/>
    </style:style>
    <style:style style:name="P30" style:parent-style-name="Párrafodelista" style:family="paragraph">
      <style:paragraph-properties fo:text-align="justify"/>
    </style:style>
    <style:style style:name="P31" style:parent-style-name="Párrafodelista" style:family="paragraph">
      <style:paragraph-properties fo:text-align="justify" fo:margin-left="0.25in">
        <style:tab-stops/>
      </style:paragraph-properties>
    </style:style>
    <style:style style:name="P32" style:parent-style-name="Párrafodelista" style:family="paragraph">
      <style:paragraph-properties fo:text-align="justify" fo:margin-left="0.25in">
        <style:tab-stops/>
      </style:paragraph-properties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" style:parent-style-name="Párrafodelista" style:family="paragraph">
      <style:paragraph-properties fo:text-align="justify"/>
    </style:style>
    <style:style style:name="P36" style:parent-style-name="Párrafodelista" style:family="paragraph">
      <style:paragraph-properties fo:text-align="justify"/>
    </style:style>
    <style:style style:name="P37" style:parent-style-name="Párrafodelista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T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" style:parent-style-name="Párrafodelista" style:family="paragraph">
      <style:paragraph-properties fo:text-align="justify"/>
    </style:style>
    <style:style style:name="T41" style:parent-style-name="Fuentedepárrafopredeter." style:family="text">
      <style:text-properties fo:font-style="italic" style:font-style-asian="italic"/>
    </style:style>
    <style:style style:name="P42" style:parent-style-name="Párrafodelista" style:family="paragraph">
      <style:paragraph-properties fo:text-align="justify"/>
    </style:style>
    <style:style style:name="P43" style:parent-style-name="Párrafodelista" style:family="paragraph">
      <style:paragraph-properties fo:text-align="justify"/>
    </style:style>
    <style:style style:name="T44" style:parent-style-name="Fuentedepárrafopredeter." style:family="text">
      <style:text-properties fo:font-style="italic" style:font-style-asian="italic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font-style="italic" style:font-style-asian="italic" style:font-style-complex="italic"/>
    </style:style>
    <style:style style:name="P48" style:parent-style-name="Párrafodelista" style:family="paragraph">
      <style:paragraph-properties fo:text-align="justify"/>
    </style:style>
    <style:style style:name="P49" style:parent-style-name="Párrafodelista" style:family="paragraph">
      <style:paragraph-properties fo:text-align="justify"/>
    </style:style>
    <style:style style:name="P50" style:parent-style-name="Párrafodelista" style:family="paragraph">
      <style:paragraph-properties fo:text-align="justify"/>
    </style:style>
    <style:style style:name="P51" style:parent-style-name="Párrafodelista" style:family="paragraph">
      <style:paragraph-properties fo:text-align="justify"/>
    </style:style>
    <style:style style:name="P52" style:parent-style-name="Párrafodelista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weight-complex="bold"/>
    </style:style>
    <style:style style:name="T57" style:parent-style-name="Fuentedepárrafopredeter." style:family="text">
      <style:text-properties style:font-weight-complex="bold" fo:font-style="italic" style:font-style-asian="italic" style:font-style-complex="italic"/>
    </style:style>
    <style:style style:name="T58" style:parent-style-name="Fuentedepárrafopredeter." style:family="text">
      <style:text-properties style:font-weight-complex="bold"/>
    </style:style>
    <style:style style:name="T59" style:parent-style-name="Fuentedepárrafopredeter." style:family="text">
      <style:text-properties style:font-weight-complex="bold" fo:font-style="italic" style:font-style-asian="italic" style:font-style-complex="italic"/>
    </style:style>
    <style:style style:name="T60" style:parent-style-name="Fuentedepárrafopredeter." style:family="text">
      <style:text-properties style:font-weight-complex="bold"/>
    </style:style>
    <style:style style:name="T61" style:parent-style-name="Fuentedepárrafopredeter." style:family="text">
      <style:text-properties style:font-weight-complex="bold"/>
    </style:style>
    <style:style style:name="T62" style:parent-style-name="Fuentedepárrafopredeter." style:family="text">
      <style:text-properties style:font-weight-complex="bold" fo:font-style="italic" style:font-style-asian="italic" style:font-style-complex="italic"/>
    </style:style>
    <style:style style:name="T63" style:parent-style-name="Fuentedepárrafopredeter." style:family="text">
      <style:text-properties style:font-weight-complex="bold"/>
    </style:style>
    <style:style style:name="T64" style:parent-style-name="Fuentedepárrafopredeter." style:family="text">
      <style:text-properties style:font-weight-complex="bold" fo:font-style="italic" style:font-style-asian="italic" style:font-style-complex="italic"/>
    </style:style>
    <style:style style:name="T65" style:parent-style-name="Fuentedepárrafopredeter." style:family="text">
      <style:text-properties style:font-weight-complex="bold"/>
    </style:style>
    <style:style style:name="T66" style:parent-style-name="Fuentedepárrafopredeter." style:family="text">
      <style:text-properties style:font-weight-complex="bold"/>
    </style:style>
    <style:style style:name="T67" style:parent-style-name="Fuentedepárrafopredeter." style:family="text">
      <style:text-properties style:font-weight-complex="bold" fo:font-style="italic" style:font-style-asian="italic" style:font-style-complex="italic"/>
    </style:style>
    <style:style style:name="T68" style:parent-style-name="Fuentedepárrafopredeter." style:family="text">
      <style:text-properties style:font-weight-complex="bold"/>
    </style:style>
    <style:style style:name="T69" style:parent-style-name="Fuentedepárrafopredeter." style:family="text">
      <style:text-properties style:font-weight-complex="bold"/>
    </style:style>
    <style:style style:name="T70" style:parent-style-name="Fuentedepárrafopredeter." style:family="text">
      <style:text-properties style:font-weight-complex="bold"/>
    </style:style>
    <style:style style:name="P71" style:parent-style-name="Normal" style:family="paragraph">
      <style:paragraph-properties fo:text-align="justify"/>
      <style:text-properties style:font-weight-complex="bold"/>
    </style:style>
    <style:style style:name="P72" style:parent-style-name="Párrafodelista" style:family="paragraph">
      <style:paragraph-properties fo:text-align="justify"/>
      <style:text-properties style:font-weight-complex="bold"/>
    </style:style>
    <style:style style:name="P73" style:parent-style-name="Párrafodelista" style:family="paragraph">
      <style:paragraph-properties fo:text-align="justify"/>
      <style:text-properties style:font-weight-complex="bold"/>
    </style:style>
    <style:style style:name="P74" style:parent-style-name="Párrafodelista" style:family="paragraph">
      <style:paragraph-properties fo:text-align="justify"/>
      <style:text-properties style:font-weight-complex="bold"/>
    </style:style>
    <style:style style:name="P75" style:parent-style-name="Párrafodelista" style:family="paragraph">
      <style:paragraph-properties fo:text-align="justify"/>
      <style:text-properties style:font-weight-complex="bold"/>
    </style:style>
    <style:style style:name="P76" style:parent-style-name="Párrafodelista" style:family="paragraph">
      <style:paragraph-properties fo:text-align="justify"/>
      <style:text-properties style:font-weight-complex="bold"/>
    </style:style>
    <style:style style:name="P77" style:parent-style-name="Normal" style:family="paragraph">
      <style:paragraph-properties fo:text-align="justify"/>
      <style:text-properties style:font-weight-complex="bold"/>
    </style:style>
  </office:automatic-styles>
  <office:body>
    <office:text text:use-soft-page-breaks="true">
      <text:h text:style-name="P1" text:outline-level="1">Diagrama de Clases</text:h>
      <text:p text:style-name="P2"><text:span text:style-name="T3">EJERCICIO 1:<text:s/></text:span>Realizar un diagrama de clases para el sistema de control de un instituto. El diagrama debe tener las siguientes clases con los atributos y métodos indicados.</text:p>
      <text:list text:style-name="LFO1" text:continue-numbering="true">
        <text:list-item>
          <text:p text:style-name="P4">Instituto: telefono, direccion,</text:p>
        </text:list-item>
        <text:list-item>
          <text:p text:style-name="P5">Departamento: nAula, anadirProfesor().<text:s/></text:p>
        </text:list-item>
        <text:list-item>
          <text:p text:style-name="P6">Persona: nombre, email, setEmail() La clase persona se especializa en las clases Profesor y Alumno</text:p>
          <text:list text:continue-numbering="true">
            <text:list-item>
              <text:p text:style-name="P7">Profesor: antiguedad, especialidad.</text:p>
            </text:list-item>
            <text:list-item>
              <text:p text:style-name="P8">Alumno: direccion, getModulos(), matricular().</text:p>
            </text:list-item>
          </text:list>
        </text:list-item>
        <text:list-item>
          <text:p text:style-name="P9">Modulo: nombre, creditos, obtenerMatriculados().</text:p>
        </text:list-item>
        <text:list-item>
          <text:p text:style-name="P10">EstaMatriculado: convocatoria</text:p>
        </text:list-item>
      </text:list>
      <text:p text:style-name="P11">La relación entre las clases es la siguiente.</text:p>
      <text:list text:style-name="LFO2" text:continue-numbering="true">
        <text:list-item>
          <text:p text:style-name="P12">Un Instituto se compone de al menos un Departamento y de al menos un Alumno.</text:p>
        </text:list-item>
        <text:list-item>
          <text:p text:style-name="P13">Un Departamento tiene al menos un Profesor y cada Profesor pertenece a un solo Departamento.</text:p>
        </text:list-item>
        <text:list-item>
          <text:p text:style-name="P14">Un Profesor puede impartir a uno o varios Modulos y cada Modulo tiene un único Profesor.</text:p>
        </text:list-item>
        <text:list-item>
          <text:p text:style-name="P15">Un Modulo tiene ninguno o varios Alumnos y un Alumno está matriculado de al menos un Modulo</text:p>
        </text:list-item>
        <text:list-item>
          <text:p text:style-name="P16">La relación entre Alumno y Modulo lleva el atributo “convocatoria” y se representa mediante la clase EstaMatriculado.</text:p>
        </text:list-item>
      </text:list>
      <text:p text:style-name="P17">NOTA: no se ha indicado el tipo de dato de cada atributo y método pero se debe incluir en el diagrama. También se debe añadir los atributos a los métodos en caso de que los necesiten. Por último, si la Clase<text:s/>A está relacionada con la Clase B, se le debe añadir a la Clase A el atributo con el tipo de dato correspondiente a la clase B.</text:p>
      <text:p text:style-name="P18"><text:span text:style-name="T19">EJERCICIO 2</text:span>: Diseñar un sistema de gestión de los datos del personal de una empresa siguiendo las siguientes<text:s/>especificaciones:</text:p>
      <text:list text:style-name="LFO3" text:continue-numbering="true">
        <text:list-item>
          <text:p text:style-name="P20">Necesitamos almacenar los datos de los clientes y los empleados de una empresa.</text:p>
        </text:list-item>
        <text:list-item>
          <text:p text:style-name="P21">Tanto los empleados como los clientes tienen nombre e email. De los clientes se necesita saber su número de teléfono, mientras que de los empleados se necesita saber su sueldo.</text:p>
        </text:list-item>
        <text:list-item>
          <text:p text:style-name="P22">Algunos de los empleados son directivos, un directivo tiene una categoría (tratado como un entero) y un grupo de empleados a los que dirige.</text:p>
        </text:list-item>
        <text:list-item>
          <text:p text:style-name="P23">La aplicación debe permitir cambiar el número de teléfono de los clientes e imprimir los datos personales de los empleados.</text:p>
        </text:list-item>
      </text:list>
      <text:p text:style-name="P24"><text:span text:style-name="T25">EJERCICIO 3</text:span>: Realizar un diagrama de clases que gestione los vuelos de una aerolínea según las siguientes especificaciones:</text:p>
      <text:list text:style-name="LFO4" text:continue-numbering="true">
        <text:list-item>
          <text:p text:style-name="P26">Cada vuelo se realiza en una fecha dada y tiene un número de plazas.</text:p>
        </text:list-item>
        <text:list-item>
          <text:p text:style-name="P27">De cada avión se sabe la capacidad<text:s/>y el identificador único de éste</text:p>
        </text:list-item>
        <text:list-item>
          <text:p text:style-name="P28">Una persona puede comprar un ticket para un vuelo, para ello se necesita saber su nombre, apellidos y fecha de nacimiento.</text:p>
        </text:list-item>
        <text:list-item>
          <text:p text:style-name="P29">Cada billete viene caracterizado por un identificador que contiene el número de asiento.</text:p>
        </text:list-item>
        <text:list-item>
          <text:p text:style-name="P30">La aplicación debe permitir a un cliente cancelar un vuelo.</text:p>
        </text:list-item>
      </text:list>
      <text:p text:style-name="P31"/>
      <text:p text:style-name="P32"/>
      <text:p text:style-name="P33"><text:span text:style-name="T34">EJERCICIO 4</text:span>: Modifica el diagrama del ejercicio anterior añadiendo los siguientes requisitos:</text:p>
      <text:list text:style-name="LFO5" text:continue-numbering="true">
        <text:list-item>
          <text:p text:style-name="P35">Todo avión tiene un aeropuerto de destino y de salida.<text:s/></text:p>
        </text:list-item>
        <text:list-item>
          <text:p text:style-name="P36">Los pasajeros ahora deben declarar bultos, el precio del bulto depende de su peso. <text:s/></text:p>
        </text:list-item>
        <text:list-item>
          <text:p text:style-name="P37">Cada avión tiene un peso máximo en la bodega.</text:p>
        </text:list-item>
      </text:list>
      <text:p text:style-name="P38"><text:span text:style-name="T39">EJERCICIO 5:</text:span><text:s/>La cadena de comida rápida “Guantuít” esta diseñando un sistema informático que gestione sus pedidos. Construir un diagrama de clases según las siguientes especificaciones:</text:p>
      <text:list text:style-name="LFO6" text:continue-numbering="true">
        <text:list-item>
          <text:p text:style-name="P40">Se pueden realizar pedidos en el local u<text:s/><text:span text:style-name="T41">online</text:span>. En cualquiera de los casos un pedido se compone de hora del pedido, <text:s/>platos y precio total. Los platos son entidades que se conforman de ingredientes y una variable que almacena las veces que se ha pedido ese plato.</text:p>
        </text:list-item>
        <text:list-item>
          <text:p text:style-name="P42">Para hacer pedidos por internet se necesita información extra. Datos del cliente correspondientes al número de contacto, nombre y dirección. Además, el pedido debe incluir un dato con la hora esperada de llegada y otro que confirme si el pedido se ha realizado correctamente.</text:p>
        </text:list-item>
        <text:list-item>
          <text:p text:style-name="P43">El programa debe incluir las siguientes funcionalidades. Debe permitir a un cliente online cambiar su dirección o teléfono de contacto y debe permitir al restaurante marcar un pedido<text:s/><text:span text:style-name="T44">online<text:s/></text:span>como “realizado”.</text:p>
        </text:list-item>
      </text:list>
      <text:p text:style-name="P45"><text:span text:style-name="T46">EJERCICIO 6:</text:span><text:s/>Realizar un diagrama de clases que relacione clientes con sus coches y luego utilizar<text:s/><text:span text:style-name="T47">starUML</text:span><text:s/>para crear el código correspondiente. Los requisitos son:</text:p>
      <text:list text:style-name="LFO7" text:continue-numbering="true">
        <text:list-item>
          <text:p text:style-name="P48">Cada cliente tiene nombre y teléfono.<text:s/></text:p>
        </text:list-item>
        <text:list-item>
          <text:p text:style-name="P49">Cada coche tiene marca y kilometraje. Los coches deben poder<text:s/>arrancar y parar.</text:p>
        </text:list-item>
        <text:list-item>
          <text:p text:style-name="P50">Cada cliente tiene al menos un coche y cada coche pertenece a un solo cliente</text:p>
        </text:list-item>
        <text:list-item>
          <text:p text:style-name="P51">Cada coche tiene un motor. De cada motor se sabe su potencia en caballos.</text:p>
        </text:list-item>
        <text:list-item>
          <text:p text:style-name="P52">Se debe poder crear un método que permita asignar coches a clientes</text:p>
        </text:list-item>
      </text:list>
      <text:p text:style-name="P53">Comprobar el funcionamiento creando 2 clientes y 3 coches y asignando los coches a los clientes.</text:p>
      <text:p text:style-name="P54"><text:span text:style-name="T55">EJERCICIO 7:</text:span><text:span text:style-name="T56"><text:s/>Se quiere diseñar un diagrama de clases para la estructura del conocido foro de internet<text:s/></text:span><text:span text:style-name="T57">Reddit.</text:span><text:span text:style-name="T58"><text:s/>El foro está compuesto en subforos llamados<text:s/></text:span><text:span text:style-name="T59">Subreddits</text:span><text:span text:style-name="T60">, cada foro t</text:span><text:span text:style-name="T61">iene una temática (coches, animales, películas, etc.) reflejado en el nombre del<text:s/></text:span><text:span text:style-name="T62">Subreddit</text:span><text:span text:style-name="T63">. Los usuarios de la página hacen<text:s/></text:span><text:span text:style-name="T64">posts</text:span><text:span text:style-name="T65"><text:s/>en estos subforos en los cuales otros usuarios pueden comentar y votar positiva o negativamente. También, el sistema tiene un<text:s/></text:span><text:span text:style-name="T66">sistema de puntos llamado<text:s/></text:span><text:span text:style-name="T67">Karma</text:span><text:span text:style-name="T68"><text:s/>que<text:s/></text:span><text:soft-page-break/><text:span text:style-name="T69">se le otorga a cada usuario al comentar, hacer un post</text:span><text:span text:style-name="T70"><text:s/>o recibir votos positivos. Además, los usuarios pueden suscribirse a los subreddits para ver los posts de ese subreddit en la página principal.<text:s/></text:span></text:p>
      <text:p text:style-name="P71">Debes diseñar las clases y las relaciones entre ellas<text:s/>según las siguientes especificaciones:</text:p>
      <text:list text:style-name="LFO8" text:continue-numbering="true">
        <text:list-item>
          <text:p text:style-name="P72">Los datos de los usuarios: nombre de usuario, correo, karma y los subforos a los que está suscrito.</text:p>
        </text:list-item>
        <text:list-item>
          <text:p text:style-name="P73">Los subreddits: nombre del subreddit y los posts que se han hecho.</text:p>
        </text:list-item>
        <text:list-item>
          <text:p text:style-name="P74">Cada post tiene un dueño (el usuario que lo ha hecho), un título, un cuerpo de texto, una cantidad de votos (positivos y negativos) y comentarios hechos por otros usuarios.</text:p>
        </text:list-item>
        <text:list-item>
          <text:p text:style-name="P75">Cada comentario tiene un dueño, un texto y cantidad de votos.</text:p>
        </text:list-item>
        <text:list-item>
          <text:p text:style-name="P76">Además,<text:s/>se debe implementar métodos<text:s/>que permita a un usuario<text:s/>hacer un post en un foro, comentar en un post existente y suscribirse/desuscribirse de un foro. <text:s text:c="3"/></text:p>
        </text:list-item>
      </text:list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</meta:initial-creator>
    <dc:creator>Pablo</dc:creator>
    <meta:creation-date>2020-02-28T07:24:00Z</meta:creation-date>
    <dc:date>2020-03-11T08:55:00Z</dc:date>
    <meta:template xlink:href="Normal.dotm" xlink:type="simple"/>
    <meta:editing-cycles>6</meta:editing-cycles>
    <meta:editing-duration>PT2640S</meta:editing-duration>
    <meta:document-statistic meta:page-count="3" meta:paragraph-count="11" meta:word-count="877" meta:character-count="5690" meta:row-count="40" meta:non-whitespace-character-count="4824"/>
  </office:meta>
</office:document-meta>
</file>